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ATABASE -</text:p>
      <text:p text:style-name="Standard"/>
      <text:p text:style-name="Standard"/>
      <text:p text:style-name="P1"><text:span text:style-name="T1">CREATE</text:span><text:span text:style-name="T2"> </text:span><text:span text:style-name="T1">TABLE</text:span><text:span text:style-name="T2"> tbl_Users</text:span><text:span text:style-name="T1"> </text:span><text:span text:style-name="T3">(</text:span></text:p>
      <text:p text:style-name="P1"><text:span text:style-name="T2"><text:s text:c="4"/>Id </text:span><text:span text:style-name="T1">int</text:span><text:span text:style-name="T2"> </text:span><text:span text:style-name="T3">NOT</text:span><text:span text:style-name="T2"> </text:span><text:span text:style-name="T3">NULL</text:span><text:span text:style-name="T2"> </text:span><text:span text:style-name="T1">identity</text:span><text:span text:style-name="T3">,</text:span></text:p>
      <text:p text:style-name="P1"><text:span text:style-name="T2"><text:s text:c="4"/>UserName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</text:span><text:span text:style-name="T2"> </text:span><text:span text:style-name="T1">unique</text:span><text:span text:style-name="T3">,</text:span></text:p>
      <text:p text:style-name="P1"><text:span text:style-name="T2"><text:s text:c="4"/></text:span><text:span text:style-name="T1">Password</text:span><text:span text:style-name="T2"> </text:span><text:span text:style-name="T1">varchar</text:span><text:span text:style-name="T3">(</text:span><text:span text:style-name="T2">50</text:span><text:span text:style-name="T3">),</text:span></text:p>
      <text:p text:style-name="P1"><text:span text:style-name="T2"><text:s text:c="4"/></text:span><text:span text:style-name="T1">PRIMARY</text:span><text:span text:style-name="T2"> </text:span><text:span text:style-name="T1">KEY </text:span><text:span text:style-name="T3">(</text:span><text:span text:style-name="T2">Id</text:span><text:span text:style-name="T3">)</text:span></text:p>
      <text:p text:style-name="P2">);</text:p>
      <text:p text:style-name="P3"><text:s/></text:p>
      <text:p text:style-name="P3"/>
      <text:p text:style-name="P1"><text:span text:style-name="T1">CREATE</text:span><text:span text:style-name="T2"> </text:span><text:span text:style-name="T1">TABLE</text:span><text:span text:style-name="T2"> tbl_Notess</text:span><text:span text:style-name="T1"> </text:span><text:span text:style-name="T3">(</text:span></text:p>
      <text:p text:style-name="P1"><text:span text:style-name="T2"><text:s text:c="4"/>NoteId </text:span><text:span text:style-name="T1">int</text:span><text:span text:style-name="T2"> </text:span><text:span text:style-name="T3">NOT</text:span><text:span text:style-name="T2"> </text:span><text:span text:style-name="T3">NULL</text:span><text:span text:style-name="T2"> </text:span><text:span text:style-name="T1">identity</text:span><text:span text:style-name="T3">,</text:span></text:p>
      <text:p text:style-name="P1"><text:span text:style-name="T2"><text:s text:c="4"/>UserId </text:span><text:span text:style-name="T1">int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s text:c="4"/>Notes </text:span><text:span text:style-name="T1">varchar</text:span><text:span text:style-name="T3">(</text:span><text:span text:style-name="T2">500</text:span><text:span text:style-name="T3">),</text:span></text:p>
      <text:p text:style-name="P1"><text:span text:style-name="T2"><text:s text:c="4"/></text:span><text:span text:style-name="T1">PRIMARY</text:span><text:span text:style-name="T2"> </text:span><text:span text:style-name="T1">KEY </text:span><text:span text:style-name="T3">(</text:span><text:span text:style-name="T2">NoteId</text:span><text:span text:style-name="T3">),</text:span></text:p>
      <text:p text:style-name="P1"><text:span text:style-name="T2"><text:s text:c="4"/></text:span><text:span text:style-name="T1">FOREIGN</text:span><text:span text:style-name="T2"> </text:span><text:span text:style-name="T1">KEY </text:span><text:span text:style-name="T3">(</text:span><text:span text:style-name="T2">UserId</text:span><text:span text:style-name="T3">)</text:span><text:span text:style-name="T2"> </text:span><text:span text:style-name="T1">REFERENCES</text:span><text:span text:style-name="T2"> tbl_Users</text:span><text:span text:style-name="T3">(</text:span><text:span text:style-name="T2">Id</text:span><text:span text:style-name="T3">)</text:span></text:p>
      <text:p text:style-name="P2">);</text:p>
      <text:p text:style-name="P3"/>
      <text:p text:style-name="P1"><text:span text:style-name="T1">CREATE</text:span><text:span text:style-name="T2"> </text:span><text:span text:style-name="T1">FUNCTION</text:span><text:span text:style-name="T2"> ValidateUser</text:span><text:span text:style-name="T1"> </text:span><text:span text:style-name="T3">(</text:span><text:span text:style-name="T2">@Username </text:span><text:span text:style-name="T1">as</text:span><text:span text:style-name="T2"> </text:span><text:span text:style-name="T1">varchar</text:span><text:span text:style-name="T3">(</text:span><text:span text:style-name="T2">50</text:span><text:span text:style-name="T3">),</text:span><text:span text:style-name="T2"> @Password </text:span><text:span text:style-name="T1">as</text:span><text:span text:style-name="T2"> </text:span><text:span text:style-name="T1">varchar</text:span><text:span text:style-name="T3">(</text:span><text:span text:style-name="T2">50</text:span><text:span text:style-name="T3">))</text:span></text:p>
      <text:p text:style-name="P1"><text:span text:style-name="T1">RETURNS</text:span><text:span text:style-name="T2"> </text:span><text:span text:style-name="T1">int</text:span><text:span text:style-name="T2"> </text:span><text:span text:style-name="T1">AS</text:span></text:p>
      <text:p text:style-name="P4">BEGIN</text:p>
      <text:p text:style-name="P1"><text:span text:style-name="T2"><text:s text:c="4"/></text:span><text:span text:style-name="T4">--declare @Username as varchar(50) = 'Milind' , @Password as varchar(50) = 'Milind123'</text:span></text:p>
      <text:p text:style-name="P1"><text:span text:style-name="T2"><text:tab/></text:span><text:span text:style-name="T1">DECLARE</text:span><text:span text:style-name="T2"> @return_value </text:span><text:span text:style-name="T1">int</text:span><text:span text:style-name="T3">;</text:span></text:p>
      <text:p text:style-name="P1"><text:span text:style-name="T2"><text:s text:c="5"/></text:span><text:span text:style-name="T1">select</text:span><text:span text:style-name="T2"> @return_value </text:span><text:span text:style-name="T3">=</text:span><text:span text:style-name="T2"> id </text:span><text:span text:style-name="T1">from</text:span><text:span text:style-name="T2"> tbl_Users </text:span><text:span text:style-name="T1">with</text:span><text:span text:style-name="T3">(</text:span><text:span text:style-name="T1">nolock</text:span><text:span text:style-name="T3">)</text:span><text:span text:style-name="T2"> </text:span><text:span text:style-name="T1">where</text:span><text:span text:style-name="T2"> UserName </text:span><text:span text:style-name="T3">=</text:span><text:span text:style-name="T2"> @Username </text:span><text:span text:style-name="T3">and</text:span><text:span text:style-name="T2"> </text:span><text:span text:style-name="T1">Password</text:span><text:span text:style-name="T2"> </text:span><text:span text:style-name="T3">=</text:span><text:span text:style-name="T2"> @Password</text:span></text:p>
      <text:p text:style-name="P1"><text:span text:style-name="T2"><text:tab/> </text:span><text:span text:style-name="T4">--print @return_value</text:span></text:p>
      <text:p text:style-name="P1"><text:span text:style-name="T2"><text:s text:c="3"/></text:span><text:span text:style-name="T1">return</text:span><text:span text:style-name="T2"> <text:s/>@return_value</text:span><text:span text:style-name="T3">;</text:span></text:p>
      <text:p text:style-name="P1"><text:span text:style-name="T1">END</text:span><text:span text:style-name="T3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lind Dhamdhere</meta:initial-creator>
    <meta:creation-date>2021-06-03T20:25:17.74</meta:creation-date>
    <meta:document-statistic meta:table-count="0" meta:image-count="0" meta:object-count="0" meta:page-count="1" meta:paragraph-count="24" meta:word-count="96" meta:character-count="712"/>
    <dc:date>2021-06-03T20:26:58.82</dc:date>
    <dc:creator>Milind Dhamdhere</dc:creator>
    <meta:editing-duration>PT1M41S</meta:editing-duration>
    <meta:editing-cycles>1</meta:editing-cycles>
    <meta:generator>OpenOffice/4.1.5$Win32 OpenOffice.org_project/415m1$Build-9789</meta:generator>
  </office:meta>
</office:document-meta>
</file>